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  <style:font-face style:name="PingFang TC" svg:font-family="PingFang TC"/>
  </office:font-face-decls>
  <office:automatic-styles>
    <style:style style:name="P1" style:family="paragraph" style:parent-style-name="Standard">
      <style:text-properties style:font-name="Menlo" fo:font-size="12.0pt" fo:color="#4689cc" fo:background-color="#171717"/>
    </style:style>
    <style:style style:name="P2" style:family="paragraph" style:parent-style-name="Standard">
      <style:text-properties style:font-name="Menlo" fo:font-size="12.0pt" fo:color="#8cd3fe" fo:background-color="#171717"/>
    </style:style>
    <style:style style:name="P3" style:family="paragraph" style:parent-style-name="Standard">
      <style:text-properties style:font-name="Menlo" fo:font-size="12.0pt" fo:color="#c27e65" fo:background-color="#171717"/>
    </style:style>
    <style:style style:name="P4" style:family="paragraph" style:parent-style-name="Standard">
      <style:text-properties style:font-name="Menlo" fo:font-size="12.0pt" fo:color="#cacaca" fo:background-color="#171717"/>
    </style:style>
    <style:style style:name="P5" style:family="paragraph" style:parent-style-name="Standard">
      <style:text-properties style:font-name="Menlo" fo:font-size="12.0pt" fo:color="#598a43" fo:background-color="#171717"/>
    </style:style>
    <style:style style:name="P6" style:family="paragraph" style:parent-style-name="Standard">
      <style:text-properties style:font-name="Menlo" fo:font-size="12.0pt" fo:color="#cacaca"/>
    </style:style>
    <style:style style:name="T1" style:family="text">
      <style:text-properties fo:letter-spacing="0.0000in" fo:color="#6d6d6d"/>
    </style:style>
    <style:style style:name="T2" style:family="text">
      <style:text-properties fo:letter-spacing="0.0000in"/>
    </style:style>
    <style:style style:name="T3" style:family="text">
      <style:text-properties fo:letter-spacing="0.0000in" fo:color="#cacaca"/>
    </style:style>
    <style:style style:name="T4" style:family="text">
      <style:text-properties fo:letter-spacing="0.0000in" fo:color="#8cd3fe"/>
    </style:style>
    <style:style style:name="T5" style:family="text">
      <style:text-properties fo:letter-spacing="0.0000in" fo:color="#c27e65"/>
    </style:style>
    <style:style style:name="T6" style:family="text">
      <style:text-properties fo:letter-spacing="0.0000in" fo:color="#4689cc"/>
    </style:style>
    <style:style style:name="T7" style:family="text">
      <style:text-properties style:font-name="PingFang TC" fo:letter-spacing="0.0000in" fo:color="#cacaca"/>
    </style:style>
    <style:style style:name="T8" style:family="text">
      <style:text-properties style:font-name="PingFang TC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&lt;!</text:span><text:span text:style-name="T2">doctype</text:span><text:span text:style-name="T3"><text:s/>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<text:s/></text:span><text:span text:style-name="T4">lang</text:span><text:span text:style-name="T3">=</text:span><text:span text:style-name="T5">"en"</text:span><text:span text:style-name="T1">&gt;</text:span></text:p>
      <text:p text:style-name="P1"><text:span text:style-name="T3"><text:s/></text:span><text:span text:style-name="T1">&lt;</text:span><text:span text:style-name="T2">head</text:span><text:span text:style-name="T1">&gt;</text:span></text:p>
      <text:p text:style-name="P2"><text:span text:style-name="T3"><text:s text:c="3"/></text:span><text:span text:style-name="T1">&lt;</text:span><text:span text:style-name="T6">meta</text:span><text:span text:style-name="T3"><text:s/></text:span><text:span text:style-name="T2">charset</text:span><text:span text:style-name="T3">=</text:span><text:span text:style-name="T5">"utf-8"</text:span><text:span text:style-name="T1">&gt;</text:span></text:p>
      <text:p text:style-name="P3"><text:span text:style-name="T3"><text:s text:c="3"/></text:span><text:span text:style-name="T1">&lt;</text:span><text:span text:style-name="T6">meta</text:span><text:span text:style-name="T3"><text:s/></text:span><text:span text:style-name="T4">name</text:span><text:span text:style-name="T3">=</text:span><text:span text:style-name="T2">"viewport"</text:span><text:span text:style-name="T3"><text:s/></text:span><text:span text:style-name="T4">content</text:span><text:span text:style-name="T3">=</text:span><text:span text:style-name="T2">"width=device-width, initial-scale=1.0"</text:span><text:span text:style-name="T1">&gt;</text:span></text:p>
      <text:p text:style-name="P4"><text:span text:style-name="T2"><text:s text:c="3"/></text:span><text:span text:style-name="T1">&lt;</text:span><text:span text:style-name="T6">title</text:span><text:span text:style-name="T1">&gt;</text:span><text:span text:style-name="T2">GAwedding2026</text:span><text:span text:style-name="T1">&lt;/</text:span><text:span text:style-name="T6">title</text:span><text:span text:style-name="T1">&gt;</text:span></text:p>
      <text:p text:style-name="P5"><text:span text:style-name="T3"><text:s text:c="3"/></text:span><text:span text:style-name="T2">&lt;!-- CSS --&gt;</text:span></text:p>
      <text:p text:style-name="P3"><text:span text:style-name="T3"><text:s text:c="3"/></text:span><text:span text:style-name="T1">&lt;</text:span><text:span text:style-name="T6">link</text:span><text:span text:style-name="T3"><text:s/></text:span><text:span text:style-name="T4">href</text:span><text:span text:style-name="T3">=</text:span><text:span text:style-name="T2">"https://cdn.jsdelivr.net/npm/bootstrap@5.3.8/dist/css/bootstrap.min.css"</text:span><text:span text:style-name="T3"><text:s/></text:span><text:span text:style-name="T4">rel</text:span><text:span text:style-name="T3">=</text:span><text:span text:style-name="T2">"stylesheet"</text:span><text:span text:style-name="T3"><text:s/></text:span><text:span text:style-name="T4">integrity</text:span><text:span text:style-name="T3">=</text:span><text:span text:style-name="T2">"sha384-sRIl4kxILFvY47J16cr9ZwB07vP4J8+LH7qKQnuqkuIAvNWLzeN8tE5YBujZqJLB"</text:span><text:span text:style-name="T3"><text:s/></text:span><text:span text:style-name="T4">crossorigin</text:span><text:span text:style-name="T3">=</text:span><text:span text:style-name="T2">"anonymous"</text:span><text:span text:style-name="T1">&gt;</text:span></text:p>
      <text:p text:style-name="P3"><text:span text:style-name="T3"><text:s text:c="3"/></text:span><text:span text:style-name="T1">&lt;</text:span><text:span text:style-name="T6">link</text:span><text:span text:style-name="T3"><text:s/></text:span><text:span text:style-name="T4">rel</text:span><text:span text:style-name="T3">=</text:span><text:span text:style-name="T2">"stylesheet"</text:span><text:span text:style-name="T3"><text:s/></text:span><text:span text:style-name="T4">href</text:span><text:span text:style-name="T3">=</text:span><text:span text:style-name="T2">"/css/all.css"</text:span><text:span text:style-name="T1">&gt;</text:span></text:p>
      <text:p text:style-name="P6"><text:span text:style-name="T2"/></text:p>
      <text:p text:style-name="P5"><text:span text:style-name="T3"><text:s text:c="3"/></text:span><text:span text:style-name="T2">&lt;!-- Google Fonts --&gt;</text:span></text:p>
      <text:p text:style-name="P3"><text:span text:style-name="T3"><text:s text:c="3"/></text:span><text:span text:style-name="T1">&lt;</text:span><text:span text:style-name="T6">link</text:span><text:span text:style-name="T3"><text:s/></text:span><text:span text:style-name="T4">rel</text:span><text:span text:style-name="T3">=</text:span><text:span text:style-name="T2">"preconnect"</text:span><text:span text:style-name="T3"><text:s/></text:span><text:span text:style-name="T4">href</text:span><text:span text:style-name="T3">=</text:span><text:span text:style-name="T2">"https://fonts.googleapis.com"</text:span><text:span text:style-name="T1">&gt;</text:span></text:p>
      <text:p text:style-name="P3"><text:span text:style-name="T3"><text:s text:c="3"/></text:span><text:span text:style-name="T1">&lt;</text:span><text:span text:style-name="T6">link</text:span><text:span text:style-name="T3"><text:s/></text:span><text:span text:style-name="T4">rel</text:span><text:span text:style-name="T3">=</text:span><text:span text:style-name="T2">"preconnect"</text:span><text:span text:style-name="T3"><text:s/></text:span><text:span text:style-name="T4">href</text:span><text:span text:style-name="T3">=</text:span><text:span text:style-name="T2">"https://fonts.gstatic.com"</text:span><text:span text:style-name="T3"><text:s/></text:span><text:span text:style-name="T4">crossorigin</text:span><text:span text:style-name="T1">&gt;</text:span></text:p>
      <text:p text:style-name="P3"><text:span text:style-name="T3"><text:s text:c="3"/></text:span><text:span text:style-name="T1">&lt;</text:span><text:span text:style-name="T6">link</text:span><text:span text:style-name="T3"><text:s/></text:span><text:span text:style-name="T4">href</text:span><text:span text:style-name="T3">=</text:span><text:span text:style-name="T2">"https://fonts.googleapis.com/css2?family=Chiron+Sung+HK:ital,wght@0,200..900;1,200..900&amp;family=Italiana&amp;family=Monsieur+La+Doulaise&amp;display=swap"</text:span><text:span text:style-name="T3"><text:s/></text:span><text:span text:style-name="T4">rel</text:span><text:span text:style-name="T3">=</text:span><text:span text:style-name="T2">"stylesheet"</text:span><text:span text:style-name="T1">&gt;</text:span></text:p>
      <text:p text:style-name="P6"><text:span text:style-name="T2"/></text:p>
      <text:p text:style-name="P1"><text:span text:style-name="T3"><text:s/></text:span><text:span text:style-name="T1">&lt;/</text:span><text:span text:style-name="T2">head</text:span><text:span text:style-name="T1">&gt;</text:span></text:p>
      <text:p text:style-name="P1"><text:span text:style-name="T3"><text:s/></text:span><text:span text:style-name="T1">&lt;</text:span><text:span text:style-name="T2">body</text:span><text:span text:style-name="T1">&gt;</text:span></text:p>
      <text:p text:style-name="P3"><text:span text:style-name="T3"><text:s text:c="2"/></text:span><text:span text:style-name="T1">&lt;</text:span><text:span text:style-name="T6">div</text:span><text:span text:style-name="T3"><text:s/></text:span><text:span text:style-name="T4">id</text:span><text:span text:style-name="T3">=</text:span><text:span text:style-name="T2">"hero"</text:span><text:span text:style-name="T3"><text:s/></text:span><text:span text:style-name="T4">class</text:span><text:span text:style-name="T3">=</text:span><text:span text:style-name="T2">"w-100"</text:span><text:span text:style-name="T1">&gt;</text:span></text:p>
      <text:p text:style-name="P3"><text:span text:style-name="T3"><text:s text:c="4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ntainer container-md container-xl pt-8 pb-7"</text:span><text:span text:style-name="T1">&gt;</text:span></text:p>
      <text:p text:style-name="P4"><text:span text:style-name="T2"><text:s text:c="6"/></text:span><text:span text:style-name="T1">&lt;</text:span><text:span text:style-name="T6">div</text:span><text:span text:style-name="T2"><text:s/></text:span><text:span text:style-name="T4">class</text:span><text:span text:style-name="T2">=</text:span><text:span text:style-name="T5">"row"</text:span><text:span text:style-name="T1">&gt;</text:span></text:p>
      <text:p text:style-name="P3"><text:span text:style-name="T3"><text:s text:c="8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-12 col-md-6"</text:span><text:span text:style-name="T1">&gt;</text:span></text:p>
      <text:p text:style-name="P3"><text:span text:style-name="T3"><text:s text:c="10"/></text:span><text:span text:style-name="T1">&lt;</text:span><text:span text:style-name="T6">img</text:span><text:span text:style-name="T3"><text:s/></text:span><text:span text:style-name="T4">src</text:span><text:span text:style-name="T3">=</text:span><text:span text:style-name="T2">"/images/fxn 2025-12-03 193727.901.JPG"</text:span><text:span text:style-name="T3"><text:s/></text:span><text:span text:style-name="T4">alt</text:span><text:span text:style-name="T3">=</text:span><text:span text:style-name="T2">""</text:span><text:span text:style-name="T3"><text:s/></text:span><text:span text:style-name="T4">class</text:span><text:span text:style-name="T3">=</text:span><text:span text:style-name="T2">"pt-6 pb-2"</text:span><text:span text:style-name="T1">&gt;</text:span></text:p>
      <text:p text:style-name="P4"><text:span text:style-name="T2"><text:s text:c="8"/></text:span><text:span text:style-name="T1">&lt;/</text:span><text:span text:style-name="T6">div</text:span><text:span text:style-name="T1">&gt;</text:span><text:span text:style-name="T2"><text:s text:c="8"/></text:span></text:p>
      <text:p text:style-name="P3"><text:span text:style-name="T3"><text:s text:c="8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-12 col-md-6"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-12 title italiana-regular"</text:span><text:span text:style-name="T1">&gt;</text:span><text:span text:style-name="T3">Save</text:span><text:span text:style-name="T1">&lt;</text:span><text:span text:style-name="T6">br</text:span><text:span text:style-name="T1">&gt;&lt;</text:span><text:span text:style-name="T6">span</text:span><text:span text:style-name="T1">&gt;</text:span><text:span text:style-name="T3">the </text:span><text:span text:style-name="T1">&lt;/</text:span><text:span text:style-name="T6">span</text:span><text:span text:style-name="T1">&gt;</text:span><text:span text:style-name="T3">Date</text:span><text:span text:style-name="T1">&lt;/</text:span><text:span text:style-name="T6">div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-12 subtitle italiana-regular"</text:span><text:span text:style-name="T1">&gt;</text:span><text:span text:style-name="T3">Gustavo &amp; Amber</text:span><text:span text:style-name="T1">&lt;/</text:span><text:span text:style-name="T6">div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-12 text-center fs-1 monsieur-la-doulaise-regular"</text:span><text:span text:style-name="T1">&gt;</text:span><text:span text:style-name="T3">welcome to our wedding</text:span><text:span text:style-name="T1">&lt;/</text:span><text:span text:style-name="T6">div</text:span><text:span text:style-name="T1">&gt;</text:span></text:p>
      <text:p text:style-name="P4"><text:span text:style-name="T2"><text:s text:c="8"/></text:span><text:span text:style-name="T1">&lt;/</text:span><text:span text:style-name="T6">div</text:span><text:span text:style-name="T1">&gt;</text:span></text:p>
      <text:p text:style-name="P4"><text:span text:style-name="T2"><text:s text:c="6"/></text:span><text:span text:style-name="T1">&lt;/</text:span><text:span text:style-name="T6">div</text:span><text:span text:style-name="T1">&gt;</text:span></text:p>
      <text:p text:style-name="P4"><text:span text:style-name="T2"><text:s text:c="4"/></text:span><text:span text:style-name="T1">&lt;/</text:span><text:span text:style-name="T6">div</text:span><text:span text:style-name="T1">&gt;</text:span></text:p>
      <text:p text:style-name="P1"><text:span text:style-name="T3"><text:s text:c="2"/></text:span><text:span text:style-name="T1">&lt;/</text:span><text:span text:style-name="T2">div</text:span><text:span text:style-name="T1">&gt;</text:span></text:p>
      <text:p text:style-name="P3"><text:span text:style-name="T3"><text:s text:c="2"/></text:span><text:span text:style-name="T1">&lt;</text:span><text:span text:style-name="T6">div</text:span><text:span text:style-name="T3"><text:s/></text:span><text:span text:style-name="T4">id</text:span><text:span text:style-name="T3">=</text:span><text:span text:style-name="T2">"wedding"</text:span><text:span text:style-name="T3"><text:s/></text:span><text:span text:style-name="T4">class</text:span><text:span text:style-name="T3">=</text:span><text:span text:style-name="T2">"w-100 pb-4"</text:span><text:span text:style-name="T1">&gt;</text:span></text:p>
      <text:p text:style-name="P3"><text:span text:style-name="T3"><text:s text:c="4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ntainer container-md container-xl pt-6 pb-6 text-center"</text:span><text:span text:style-name="T1">&gt;</text:span></text:p>
      <text:p text:style-name="P3"><text:span text:style-name="T3"><text:s text:c="6"/></text:span><text:span text:style-name="T1">&lt;</text:span><text:span text:style-name="T6">img</text:span><text:span text:style-name="T3"><text:s/></text:span><text:span text:style-name="T4">src</text:span><text:span text:style-name="T3">=</text:span><text:span text:style-name="T2">"/images/ba9851c3c22cd980.png"</text:span><text:span text:style-name="T3"><text:s/></text:span><text:span text:style-name="T4">alt</text:span><text:span text:style-name="T3">=</text:span><text:span text:style-name="T2">""</text:span><text:span text:style-name="T3"><text:s/></text:span><text:span text:style-name="T4">class</text:span><text:span text:style-name="T3">=</text:span><text:span text:style-name="T2">"col-12"</text:span><text:span text:style-name="T1">&gt;</text:span></text:p>
      <text:p text:style-name="P3"><text:span text:style-name="T3"><text:s text:c="6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row p-5"</text:span><text:span text:style-name="T1">&gt;</text:span></text:p>
      <text:p text:style-name="P4"><text:span text:style-name="T2"><text:s text:c="8"/></text:span><text:span text:style-name="T1">&lt;</text:span><text:span text:style-name="T6">div</text:span><text:span text:style-name="T2"><text:s/></text:span><text:span text:style-name="T4">class</text:span><text:span text:style-name="T2">=</text:span><text:span text:style-name="T5">"col-6"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rol fs-4 monsieur-la-doulaise-regular"</text:span><text:span text:style-name="T1">&gt;</text:span><text:span text:style-name="T3">groom</text:span><text:span text:style-name="T1">&lt;/</text:span><text:span text:style-name="T6">div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name fs-3 pb-3 chiron-sung-hk"</text:span><text:span text:style-name="T1">&gt;</text:span><text:span text:style-name="T7">吳孟蒼</text:span><text:span text:style-name="T1">&lt;/</text:span><text:span text:style-name="T6">div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rol fs-4 monsieur-la-doulaise-regular"</text:span><text:span text:style-name="T1">&gt;</text:span><text:span text:style-name="T3">host</text:span><text:span text:style-name="T1">&lt;/</text:span><text:span text:style-name="T6">div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name fs-6 chiron-sung-hk"</text:span><text:span text:style-name="T1">&gt;</text:span><text:span text:style-name="T7">羅宇秀</text:span><text:span text:style-name="T1">&lt;/</text:span><text:span text:style-name="T6">div</text:span><text:span text:style-name="T1">&gt;</text:span></text:p>
      <text:p text:style-name="P4"><text:span text:style-name="T2"><text:s text:c="8"/></text:span><text:span text:style-name="T1">&lt;/</text:span><text:span text:style-name="T6">div</text:span><text:span text:style-name="T1">&gt;</text:span></text:p>
      <text:p text:style-name="P4"><text:span text:style-name="T2"><text:s text:c="8"/></text:span><text:span text:style-name="T1">&lt;</text:span><text:span text:style-name="T6">div</text:span><text:span text:style-name="T2"><text:s/></text:span><text:span text:style-name="T4">class</text:span><text:span text:style-name="T2">=</text:span><text:span text:style-name="T5">"col-6"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rol fs-4 monsieur-la-doulaise-regular"</text:span><text:span text:style-name="T1">&gt;</text:span><text:span text:style-name="T3">bride</text:span><text:span text:style-name="T1">&lt;/</text:span><text:span text:style-name="T6">div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name fs-3 pb-3 chiron-sung-hk"</text:span><text:span text:style-name="T1">&gt;</text:span><text:span text:style-name="T7">林冠伃</text:span><text:span text:style-name="T1">&lt;/</text:span><text:span text:style-name="T6">div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rol fs-4 monsieur-la-doulaise-regular"</text:span><text:span text:style-name="T1">&gt;</text:span><text:span text:style-name="T3">host</text:span><text:span text:style-name="T1">&lt;/</text:span><text:span text:style-name="T6">div</text:span><text:span text:style-name="T1">&gt;</text:span></text:p>
      <text:p text:style-name="P3"><text:span text:style-name="T3"><text:s text:c="10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name fs-6 chiron-sung-hk"</text:span><text:span text:style-name="T1">&gt;</text:span><text:span text:style-name="T7">林正宏　吳惠珠</text:span><text:span text:style-name="T1">&lt;/</text:span><text:span text:style-name="T6">div</text:span><text:span text:style-name="T1">&gt;</text:span></text:p>
      <text:p text:style-name="P4"><text:span text:style-name="T2"><text:s text:c="8"/></text:span><text:span text:style-name="T1">&lt;/</text:span><text:span text:style-name="T6">div</text:span><text:span text:style-name="T1">&gt;</text:span></text:p>
      <text:p text:style-name="P4"><text:span text:style-name="T2"><text:s text:c="6"/></text:span><text:span text:style-name="T1">&lt;/</text:span><text:span text:style-name="T6">div</text:span><text:span text:style-name="T1">&gt;</text:span></text:p>
      <text:p text:style-name="P4"><text:span text:style-name="T2"><text:s text:c="6"/></text:span><text:span text:style-name="T1">&lt;</text:span><text:span text:style-name="T6">p</text:span><text:span text:style-name="T2"><text:s/></text:span><text:span text:style-name="T4">class</text:span><text:span text:style-name="T2">=</text:span><text:span text:style-name="T5">"b pt-4 pb-3 chiron-sung-hk"</text:span><text:span text:style-name="T1">&gt;</text:span><text:span text:style-name="T8">誠摯邀請</text:span><text:span text:style-name="T1">&lt;</text:span><text:span text:style-name="T6">br</text:span><text:span text:style-name="T1">&gt;</text:span><text:span text:style-name="T8">陪伴我們走過許多歲月的親人、朋友</text:span><text:span text:style-name="T1">&lt;</text:span><text:span text:style-name="T6">br</text:span><text:span text:style-name="T1">&gt;</text:span><text:span text:style-name="T8">出席並見證我們的幸福時刻</text:span><text:span text:style-name="T1">&lt;/</text:span><text:span text:style-name="T6">p</text:span><text:span text:style-name="T1">&gt;</text:span></text:p>
      <text:p text:style-name="P4"><text:span text:style-name="T2"><text:s text:c="6"/></text:span><text:span text:style-name="T1">&lt;</text:span><text:span text:style-name="T6">p</text:span><text:span text:style-name="T2"><text:s/></text:span><text:span text:style-name="T4">class</text:span><text:span text:style-name="T2">=</text:span><text:span text:style-name="T5">"c times-new-roman"</text:span><text:span text:style-name="T1">&gt;</text:span><text:span text:style-name="T2">INVITED YOU TO SHARE JOY AT THE CELEBRATION</text:span><text:span text:style-name="T1">&lt;</text:span><text:span text:style-name="T6">br</text:span><text:span text:style-name="T1">&gt;</text:span><text:span text:style-name="T2">OF OUR WEDDING.</text:span><text:span text:style-name="T1">&lt;/</text:span><text:span text:style-name="T6">p</text:span><text:span text:style-name="T1">&gt;</text:span></text:p>
      <text:p text:style-name="P3"><text:span text:style-name="T3"><text:s text:c="6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gallery pt-5"</text:span><text:span text:style-name="T1">&gt;</text:span></text:p>
      <text:p text:style-name="P4"><text:span text:style-name="T2"><text:s text:c="8"/></text:span><text:span text:style-name="T1">&lt;</text:span><text:span text:style-name="T6">div</text:span><text:span text:style-name="T2"><text:s/></text:span><text:span text:style-name="T4">class</text:span><text:span text:style-name="T2">=</text:span><text:span text:style-name="T5">"row"</text:span><text:span text:style-name="T1">&gt;</text:span></text:p>
      <text:p text:style-name="P3"><text:span text:style-name="T3"><text:s text:c="8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-8"</text:span><text:span text:style-name="T1">&gt;&lt;</text:span><text:span text:style-name="T6">img</text:span><text:span text:style-name="T3"><text:s/></text:span><text:span text:style-name="T4">src</text:span><text:span text:style-name="T3">=</text:span><text:span text:style-name="T2">"/images/fxn 2025-12-03 144948.151.JPG"</text:span><text:span text:style-name="T3"><text:s/></text:span><text:span text:style-name="T4">alt</text:span><text:span text:style-name="T3">=</text:span><text:span text:style-name="T2">""</text:span><text:span text:style-name="T1">&gt;&lt;/</text:span><text:span text:style-name="T6">div</text:span><text:span text:style-name="T1">&gt;</text:span></text:p>
      <text:p text:style-name="P3"><text:span text:style-name="T3"><text:s text:c="8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-6 sticky"</text:span><text:span text:style-name="T1">&gt;&lt;</text:span><text:span text:style-name="T6">img</text:span><text:span text:style-name="T3"><text:s/></text:span><text:span text:style-name="T4">src</text:span><text:span text:style-name="T3">=</text:span><text:span text:style-name="T2">"/images/fxn 2025-12-03 115126.798.JPG"</text:span><text:span text:style-name="T3"><text:s/></text:span><text:span text:style-name="T4">alt</text:span><text:span text:style-name="T3">=</text:span><text:span text:style-name="T2">""</text:span><text:span text:style-name="T1">&gt;&lt;/</text:span><text:span text:style-name="T6">div</text:span><text:span text:style-name="T1">&gt;</text:span><text:span text:style-name="T3"><text:s text:c="3"/></text:span></text:p>
      <text:p text:style-name="P4"><text:span text:style-name="T2"><text:s text:c="8"/></text:span><text:span text:style-name="T1">&lt;/</text:span><text:span text:style-name="T6">div</text:span><text:span text:style-name="T1">&gt;</text:span></text:p>
      <text:p text:style-name="P4"><text:span text:style-name="T2"><text:s text:c="6"/></text:span><text:span text:style-name="T1">&lt;/</text:span><text:span text:style-name="T6">div</text:span><text:span text:style-name="T1">&gt;</text:span></text:p>
      <text:p text:style-name="P4"><text:span text:style-name="T2"><text:s text:c="4"/></text:span><text:span text:style-name="T1">&lt;/</text:span><text:span text:style-name="T6">div</text:span><text:span text:style-name="T1">&gt;</text:span></text:p>
      <text:p text:style-name="P1"><text:span text:style-name="T3"><text:s text:c="2"/></text:span><text:span text:style-name="T1">&lt;/</text:span><text:span text:style-name="T2">div</text:span><text:span text:style-name="T1">&gt;</text:span></text:p>
      <text:p text:style-name="P3"><text:span text:style-name="T3"><text:s text:c="2"/></text:span><text:span text:style-name="T1">&lt;</text:span><text:span text:style-name="T6">div</text:span><text:span text:style-name="T3"><text:s/></text:span><text:span text:style-name="T4">id</text:span><text:span text:style-name="T3">=</text:span><text:span text:style-name="T2">"day"</text:span><text:span text:style-name="T3"><text:s/></text:span><text:span text:style-name="T4">class</text:span><text:span text:style-name="T3">=</text:span><text:span text:style-name="T2">"w-100"</text:span><text:span text:style-name="T1">&gt;</text:span></text:p>
      <text:p text:style-name="P3"><text:span text:style-name="T3"><text:s text:c="4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ntainer container-md container-xl pt-6 pb-6"</text:span><text:span text:style-name="T1">&gt;</text:span></text:p>
      <text:p text:style-name="P4"><text:span text:style-name="T2"><text:s text:c="6"/></text:span><text:span text:style-name="T1">&lt;</text:span><text:span text:style-name="T6">div</text:span><text:span text:style-name="T2"><text:s/></text:span><text:span text:style-name="T4">class</text:span><text:span text:style-name="T2">=</text:span><text:span text:style-name="T5">"row"</text:span><text:span text:style-name="T1">&gt;</text:span></text:p>
      <text:p text:style-name="P3"><text:span text:style-name="T3"><text:s text:c="8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-6 date"</text:span><text:span text:style-name="T1">&gt;</text:span></text:p>
      <text:p text:style-name="P4"><text:span text:style-name="T2"><text:s text:c="10"/></text:span><text:span text:style-name="T1">&lt;</text:span><text:span text:style-name="T6">div</text:span><text:span text:style-name="T2"><text:s/></text:span><text:span text:style-name="T4">class</text:span><text:span text:style-name="T2">=</text:span><text:span text:style-name="T5">"row"</text:span><text:span text:style-name="T1">&gt;</text:span></text:p>
      <text:p text:style-name="P3"><text:span text:style-name="T3"><text:s text:c="12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 month italiana-regular"</text:span><text:span text:style-name="T1">&gt;</text:span><text:span text:style-name="T3">10</text:span><text:span text:style-name="T1">&lt;/</text:span><text:span text:style-name="T6">div</text:span><text:span text:style-name="T1">&gt;</text:span></text:p>
      <text:p text:style-name="P3"><text:span text:style-name="T3"><text:s text:c="12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 week italiana-regular"</text:span><text:span text:style-name="T1">&gt;</text:span><text:span text:style-name="T3">SAT.</text:span><text:span text:style-name="T1">&lt;/</text:span><text:span text:style-name="T6">div</text:span><text:span text:style-name="T1">&gt;</text:span></text:p>
      <text:p text:style-name="P4"><text:span text:style-name="T2"><text:s text:c="10"/></text:span><text:span text:style-name="T1">&lt;/</text:span><text:span text:style-name="T6">div</text:span><text:span text:style-name="T1">&gt;</text:span></text:p>
      <text:p text:style-name="P4"><text:span text:style-name="T2"><text:s text:c="10"/></text:span><text:span text:style-name="T1">&lt;</text:span><text:span text:style-name="T6">div</text:span><text:span text:style-name="T2"><text:s/></text:span><text:span text:style-name="T4">class</text:span><text:span text:style-name="T2">=</text:span><text:span text:style-name="T5">""</text:span><text:span text:style-name="T1">&gt;&lt;/</text:span><text:span text:style-name="T6">div</text:span><text:span text:style-name="T1">&gt;</text:span></text:p>
      <text:p text:style-name="P4"><text:span text:style-name="T2"><text:s text:c="8"/></text:span><text:span text:style-name="T1">&lt;/</text:span><text:span text:style-name="T6">div</text:span><text:span text:style-name="T1">&gt;</text:span></text:p>
      <text:p text:style-name="P3"><text:span text:style-name="T3"><text:s text:c="8"/></text:span><text:span text:style-name="T1">&lt;</text:span><text:span text:style-name="T6">div</text:span><text:span text:style-name="T3"><text:s/></text:span><text:span text:style-name="T4">class</text:span><text:span text:style-name="T3">=</text:span><text:span text:style-name="T2">"col-6 time"</text:span><text:span text:style-name="T1">&gt;&lt;/</text:span><text:span text:style-name="T6">div</text:span><text:span text:style-name="T1">&gt;</text:span></text:p>
      <text:p text:style-name="P4"><text:span text:style-name="T2"><text:s text:c="6"/></text:span><text:span text:style-name="T1">&lt;/</text:span><text:span text:style-name="T6">div</text:span><text:span text:style-name="T1">&gt;</text:span></text:p>
      <text:p text:style-name="P4"><text:span text:style-name="T2"><text:s text:c="4"/></text:span><text:span text:style-name="T1">&lt;/</text:span><text:span text:style-name="T6">div</text:span><text:span text:style-name="T1">&gt;</text:span></text:p>
      <text:p text:style-name="P1"><text:span text:style-name="T3"><text:s text:c="2"/></text:span><text:span text:style-name="T1">&lt;/</text:span><text:span text:style-name="T2">div</text:span><text:span text:style-name="T1">&gt;</text:span></text:p>
      <text:p text:style-name="P5"><text:span text:style-name="T3"><text:s text:c="5"/></text:span><text:span text:style-name="T2">&lt;!-- Javascript --&gt;</text:span><text:span text:style-name="T3"><text:s/></text:span></text:p>
      <text:p text:style-name="P3"><text:span text:style-name="T3"><text:s text:c="3"/></text:span><text:span text:style-name="T1">&lt;</text:span><text:span text:style-name="T6">script</text:span><text:span text:style-name="T3"><text:s/></text:span><text:span text:style-name="T4">src</text:span><text:span text:style-name="T3">=</text:span><text:span text:style-name="T2">"https://cdn.jsdelivr.net/npm/bootstrap@5.3.8/dist/js/bootstrap.bundle.min.js"</text:span><text:span text:style-name="T3"><text:s/></text:span><text:span text:style-name="T4">integrity</text:span><text:span text:style-name="T3">=</text:span><text:span text:style-name="T2">"sha384-FKyoEForCGlyvwx9Hj09JcYn3nv7wiPVlz7YYwJrWVcXK/BmnVDxM+D2scQbITxI"</text:span><text:span text:style-name="T3"><text:s/></text:span><text:span text:style-name="T4">crossorigin</text:span><text:span text:style-name="T3">=</text:span><text:span text:style-name="T2">"anonymous"</text:span><text:span text:style-name="T1">&gt;&lt;/</text:span><text:span text:style-name="T6">script</text:span><text:span text:style-name="T1">&gt;</text:span></text:p>
      <text:p text:style-name="P3"><text:span text:style-name="T3"><text:s text:c="3"/></text:span><text:span text:style-name="T1">&lt;</text:span><text:span text:style-name="T6">script</text:span><text:span text:style-name="T3"><text:s/></text:span><text:span text:style-name="T4">src</text:span><text:span text:style-name="T3">=</text:span><text:span text:style-name="T2">"https://cdn.jsdelivr.net/npm/@popperjs/core@2.11.8/dist/umd/popper.min.js"</text:span><text:span text:style-name="T3"><text:s/></text:span><text:span text:style-name="T4">integrity</text:span><text:span text:style-name="T3">=</text:span><text:span text:style-name="T2">"sha384-I7E8VVD/ismYTF4hNIPjVp/Zjvgyol6VFvRkX/vR+Vc4jQkC+hVqc2pM8ODewa9r"</text:span><text:span text:style-name="T3"><text:s/></text:span><text:span text:style-name="T4">crossorigin</text:span><text:span text:style-name="T3">=</text:span><text:span text:style-name="T2">"anonymous"</text:span><text:span text:style-name="T1">&gt;&lt;/</text:span><text:span text:style-name="T6">script</text:span><text:span text:style-name="T1">&gt;</text:span></text:p>
      <text:p text:style-name="P3"><text:span text:style-name="T3"><text:s text:c="3"/></text:span><text:span text:style-name="T1">&lt;</text:span><text:span text:style-name="T6">script</text:span><text:span text:style-name="T3"><text:s/></text:span><text:span text:style-name="T4">src</text:span><text:span text:style-name="T3">=</text:span><text:span text:style-name="T2">"https://cdn.jsdelivr.net/npm/bootstrap@5.3.8/dist/js/bootstrap.min.js"</text:span><text:span text:style-name="T3"><text:s/></text:span><text:span text:style-name="T4">integrity</text:span><text:span text:style-name="T3">=</text:span><text:span text:style-name="T2">"sha384-G/EV+4j2dNv+tEPo3++6LCgdCROaejBqfUeNjuKAiuXbjrxilcCdDz6ZAVfHWe1Y"</text:span><text:span text:style-name="T3"><text:s/></text:span><text:span text:style-name="T4">crossorigin</text:span><text:span text:style-name="T3">=</text:span><text:span text:style-name="T2">"anonymous"</text:span><text:span text:style-name="T1">&gt;&lt;/</text:span><text:span text:style-name="T6">script</text:span><text:span text:style-name="T1">&gt;</text:span></text:p>
      <text:p text:style-name="P1"><text:span text:style-name="T3"><text:s/></text:span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